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97926" officeooo:paragraph-rsid="00097926"/>
    </style:style>
    <style:style style:name="P2" style:family="paragraph" style:parent-style-name="Standard">
      <style:text-properties officeooo:rsid="000b6f3f" officeooo:paragraph-rsid="000b6f3f"/>
    </style:style>
    <style:style style:name="P3" style:family="paragraph" style:parent-style-name="Standard">
      <style:text-properties officeooo:rsid="00097926" officeooo:paragraph-rsid="00097926"/>
    </style:style>
    <style:style style:name="P4" style:family="paragraph" style:parent-style-name="Standard">
      <style:text-properties officeooo:rsid="000b6f3f" officeooo:paragraph-rsid="000b6f3f"/>
    </style:style>
    <style:style style:name="T1" style:family="text">
      <style:text-properties officeooo:rsid="000b6f3f"/>
    </style:style>
    <style:style style:name="T2" style:family="text">
      <style:text-properties officeooo:rsid="000d4d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ziała:</text:p>
      <text:p text:style-name="P1"/>
      <text:p text:style-name="P1">-logowanie</text:p>
      <text:p text:style-name="P1">-dodawanie blogów</text:p>
      <text:p text:style-name="P1">-dodawanie wpiswów do blogów</text:p>
      <text:p text:style-name="P1">-dodawanie komentarzy do blogów</text:p>
      <text:p text:style-name="P1">-czytanie blogów</text:p>
      <text:p text:style-name="P1">-podgląd listy blogów</text:p>
      <text:p text:style-name="P1">-podgląd listy swoich blogów</text:p>
      <text:p text:style-name="P1">-podgląd listy ulubionych blogów</text:p>
      <text:p text:style-name="P1">-nie można polubić swojego bloga</text:p>
      <text:p text:style-name="P1">-nie można usunąć <text:span text:style-name="T2">innego niż swój </text:span>wpis<text:span text:style-name="T2">u</text:span> do bloga</text:p>
      <text:p text:style-name="P1"/>
      <text:p text:style-name="P2">Nie działa:</text:p>
      <text:p text:style-name="P2"/>
      <text:p text:style-name="P2">-wylogowanie nie przez admina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6T12:24:35.401496049</meta:creation-date>
    <dc:date>2021-08-05T13:02:57.129222767</dc:date>
    <meta:editing-duration>PT11M27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3" meta:word-count="45" meta:character-count="310" meta:non-whitespace-character-count="278"/>
  </office:meta>
</office:document-meta>
</file>